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2280" officeooo:paragraph-rsid="00162280"/>
    </style:style>
    <style:style style:name="P2" style:family="paragraph" style:parent-style-name="Standard">
      <style:text-properties officeooo:rsid="00179b3e" officeooo:paragraph-rsid="00179b3e"/>
    </style:style>
    <style:style style:name="P3" style:family="paragraph" style:parent-style-name="Standard">
      <style:text-properties officeooo:paragraph-rsid="00179b3e"/>
    </style:style>
    <style:style style:name="P4" style:family="paragraph" style:parent-style-name="Standard">
      <style:text-properties officeooo:rsid="0018de7d" officeooo:paragraph-rsid="0018de7d"/>
    </style:style>
    <style:style style:name="P5" style:family="paragraph" style:parent-style-name="Standard">
      <style:text-properties officeooo:paragraph-rsid="0018de7d"/>
    </style:style>
    <style:style style:name="P6" style:family="paragraph" style:parent-style-name="Text_20_body">
      <style:text-properties officeooo:rsid="00179b3e" officeooo:paragraph-rsid="00179b3e"/>
    </style:style>
    <style:style style:name="P7" style:family="paragraph" style:parent-style-name="Standard">
      <style:text-properties officeooo:rsid="0018de7d" officeooo:paragraph-rsid="0018de7d"/>
    </style:style>
    <style:style style:name="P8" style:family="paragraph" style:parent-style-name="Standard">
      <style:text-properties officeooo:rsid="001a756c" officeooo:paragraph-rsid="001a756c"/>
    </style:style>
    <style:style style:name="P9" style:family="paragraph" style:parent-style-name="Standard">
      <style:text-properties officeooo:rsid="001c1c33" officeooo:paragraph-rsid="001c1c33"/>
    </style:style>
    <style:style style:name="P10" style:family="paragraph" style:parent-style-name="Standard">
      <style:text-properties officeooo:rsid="001c1c33" officeooo:paragraph-rsid="001dca96"/>
    </style:style>
    <style:style style:name="P11" style:family="paragraph" style:parent-style-name="Standard">
      <style:text-properties officeooo:rsid="001dca96" officeooo:paragraph-rsid="001dca96"/>
    </style:style>
    <style:style style:name="T1" style:family="text">
      <style:text-properties officeooo:rsid="00173dfe"/>
    </style:style>
    <style:style style:name="T2" style:family="text">
      <style:text-properties officeooo:rsid="00179b3e"/>
    </style:style>
    <style:style style:name="T3" style:family="text">
      <style:text-properties officeooo:rsid="0018de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9 <text:s/>Activities</text:p>
      <text:p text:style-name="P1"/>
      <text:p text:style-name="P3"><text:span text:style-name="T2">1) <text:s/></text:span>DHCP Attacks </text:p>
      <text:p text:style-name="P1"/>
      <text:p text:style-name="P1">DHCP Discover – 150 instances</text:p>
      <text:p text:style-name="P1">DHCP Offer <text:s/>- <text:s/>15 instances</text:p>
      <text:p text:style-name="P1">DHCP Request <text:s/>- <text:s/>0 instances</text:p>
      <text:p text:style-name="P1"/>
      <text:p text:style-name="P1">A DHCP Discover s<text:span text:style-name="T1">tarvation a</text:span>ttack may be occuring, requesting all available IP addresses be assigned to fake clients, leaving no available IP addresses for legitimate clients</text:p>
      <text:p text:style-name="P1"/>
      <text:p text:style-name="P1">The MAC addresses are always different, it is likely that the attacker is spoofing their MAC address.</text:p>
      <text:p text:style-name="P1"/>
      <text:p text:style-name="P1"/>
      <text:p text:style-name="P1"/>
      <text:p text:style-name="P3"><text:span text:style-name="T2">2) <text:s text:c="2"/></text:span>Routing Schemes and Protocols </text:p>
      <text:p text:style-name="P2"/>
      <text:p text:style-name="P2"/>
      <text:p text:style-name="P2">A to C <text:s/>– <text:s text:c="2"/>A → B → C <text:s text:c="3"/>– <text:s text:c="2"/>3ms</text:p>
      <text:p text:style-name="P2">A to I <text:s text:c="2"/>– <text:s/>A → B → C → E → I <text:s text:c="3"/>– <text:s text:c="3"/>8ms</text:p>
      <text:p text:style-name="P2">A to K <text:s/>– <text:s/>A → B → C → D → G → K <text:s text:c="3"/>– <text:s text:c="3"/>8ms</text:p>
      <text:p text:style-name="P2">A to M – <text:s/>A → B → C → E → H → L → M <text:s/>– <text:s/>9ms</text:p>
      <text:p text:style-name="P6">E to N <text:s/>– <text:s/>E → H → L → M → N <text:s text:c="2"/>– <text:s text:c="2"/>5ms</text:p>
      <text:p text:style-name="P6"/>
      <text:p text:style-name="P5"><text:span text:style-name="T3">3) <text:s text:c="2"/></text:span>Analyzing Wireless Security</text:p>
      <text:p text:style-name="P5"/>
      <text:p text:style-name="P5"/>
      <text:p text:style-name="P4">Wireshark -</text:p>
      <text:p text:style-name="P4">Wireless Management → Tagged parameters → SSID → Right click, apply as column</text:p>
      <text:p text:style-name="P4"/>
      <text:p text:style-name="P4"/>
      <text:p text:style-name="P8">There are 4 routers in the Kansas City Office</text:p>
      <text:p text:style-name="P8"/>
      <text:p text:style-name="P8">1 – <text:s/>ESSID – martinet3 <text:s text:c="2"/>BSSID – 00:01:e3:41:bd:6e <text:s text:c="2"/>Security – WPA (Version 1)</text:p>
      <text:p text:style-name="P8">2 - <text:s/>ESSID <text:s/>– Coherer <text:s text:c="4"/>BSSID – 00:0c:41:82:b2:55 <text:s text:c="2"/>Security – WPA (Version 1)</text:p>
      <text:p text:style-name="P8">3 – ESSID – Appart <text:s text:c="7"/>BSSID – 00:12:bf:12:32:29 <text:s text:c="3"/>Security – WEP</text:p>
      <text:p text:style-name="P8">4 – ESSID – teddy <text:s text:c="9"/>BSSID – 00:14:6c:73:40:80 <text:s text:c="3"/>Security – WPA (Version 1)</text:p>
      <text:p text:style-name="P8"/>
      <text:p text:style-name="P4"/>
      <text:p text:style-name="P9">4) <text:s/>Analyzing Wireless Attacks</text:p>
      <text:p text:style-name="P9"/>
      <text:p text:style-name="P9"/>
      <text:p text:style-name="P10">aircrack-ng kansascityWEP.pcap</text:p>
      <text:p text:style-name="P10"/>
      <text:p text:style-name="P10"/>
      <text:p text:style-name="P11">Open capture file</text:p>
      <text:p text:style-name="P11">View → Enable wireless toolbar</text:p>
      <text:p text:style-name="P11">Click 802.11 Preferences</text:p>
      <text:p text:style-name="P11">Enter decryption key</text:p>
      <text:p text:style-name="P9"/>
      <text:p text:style-name="P9"><text:soft-page-break/></text:p>
      <text:p text:style-name="P9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18:55:36.053000000</meta:creation-date>
    <dc:date>2021-01-04T21:01:17.776000000</dc:date>
    <meta:editing-duration>PT39M4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27" meta:word-count="218" meta:character-count="1253" meta:non-whitespace-character-count="954"/>
  </office:meta>
</office:document-meta>
</file>